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588cm"/>
    </style:style>
    <style:style style:name="gr12" style:family="graphic" style:parent-style-name="standard">
      <style:graphic-properties draw:stroke="none" svg:stroke-color="#000000" draw:fill="none" draw:fill-color="#ffffff" fo:min-height="1.7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cm" svg:height="1.5cm" svg:x="14.55cm" svg:y="4cm">
          <text:p text:style-name="P1">Show Menu</text:p>
        </draw:rect>
        <draw:rect draw:style-name="gr1" draw:text-style-name="P1" xml:id="id2" draw:id="id2" draw:layer="layout" svg:width="3.368cm" svg:height="1.5cm" svg:x="5.45cm" svg:y="7.5cm">
          <text:p text:style-name="P1">Play</text:p>
        </draw:rect>
        <draw:rect draw:style-name="gr1" draw:text-style-name="P1" xml:id="id3" draw:id="id3" draw:layer="layout" svg:width="3.502cm" svg:height="1.5cm" svg:x="12.666cm" svg:y="7.5cm">
          <text:p text:style-name="P1">Instructions</text:p>
        </draw:rect>
        <draw:rect draw:style-name="gr1" draw:text-style-name="P1" xml:id="id5" draw:id="id5" draw:layer="layout" svg:width="3.502cm" svg:height="1.5cm" svg:x="21.395cm" svg:y="7.5cm">
          <text:p text:style-name="P1">High scores</text:p>
        </draw:rect>
        <draw:rect draw:style-name="gr1" draw:text-style-name="P1" xml:id="id4" draw:id="id4" draw:layer="layout" svg:width="3.502cm" svg:height="1.5cm" svg:x="16.998cm" svg:y="7.5cm">
          <text:p text:style-name="P1">Credits</text:p>
        </draw:rect>
        <draw:rect draw:style-name="gr1" draw:text-style-name="P1" xml:id="id6" draw:id="id6" draw:layer="layout" svg:width="3.639cm" svg:height="1.5cm" svg:x="25.601cm" svg:y="7.5cm">
          <text:p text:style-name="P1">Exit</text:p>
        </draw:rect>
        <draw:rect draw:style-name="gr1" draw:text-style-name="P1" xml:id="id7" draw:id="id7" draw:layer="layout" svg:width="3.502cm" svg:height="2cm" svg:x="12.619cm" svg:y="10cm">
          <text:p text:style-name="P1">Display</text:p>
        </draw:rect>
        <draw:rect draw:style-name="gr1" draw:text-style-name="P1" xml:id="id9" draw:id="id9" draw:layer="layout" svg:width="3.502cm" svg:height="2cm" svg:x="21.448cm" svg:y="10cm">
          <text:p text:style-name="P1">Read Text </text:p>
          <text:p text:style-name="P1">File</text:p>
        </draw:rect>
        <draw:rect draw:style-name="gr1" draw:text-style-name="P1" xml:id="id8" draw:id="id8" draw:layer="layout" svg:width="3.502cm" svg:height="2cm" svg:x="17.048cm" svg:y="10cm">
          <text:p text:style-name="P1">Display</text:p>
        </draw:rect>
        <draw:rect draw:style-name="gr1" draw:text-style-name="P1" xml:id="id10" draw:id="id10" draw:layer="layout" svg:width="3.502cm" svg:height="2cm" svg:x="21.448cm" svg:y="13cm">
          <text:p text:style-name="P1">Display </text:p>
          <text:p text:style-name="P1">Scores</text:p>
        </draw:rect>
        <draw:rect draw:style-name="gr1" draw:text-style-name="P1" xml:id="id11" draw:id="id11" draw:layer="layout" svg:width="2.5cm" svg:height="1cm" svg:x="3cm" svg:y="10.5cm">
          <text:p text:style-name="P1">Easy</text:p>
        </draw:rect>
        <draw:rect draw:style-name="gr1" draw:text-style-name="P1" xml:id="id12" draw:id="id12" draw:layer="layout" svg:width="2.5cm" svg:height="1cm" svg:x="5.9cm" svg:y="10.5cm">
          <text:p text:style-name="P1">Medium</text:p>
        </draw:rect>
        <draw:rect draw:style-name="gr1" draw:text-style-name="P1" xml:id="id13" draw:id="id13" draw:layer="layout" svg:width="2.5cm" svg:height="1cm" svg:x="8.9cm" svg:y="10.5cm">
          <text:p text:style-name="P1">Hard</text:p>
        </draw:rect>
        <draw:connector draw:style-name="gr2" draw:text-style-name="P1" draw:layer="layout" svg:x1="17.55cm" svg:y1="5.5cm" svg:x2="7.134cm" svg:y2="7.5cm" draw:start-shape="id1" draw:start-glue-point="2" draw:end-shape="id2" draw:end-glue-point="0" svg:d="m17550 5500v1000h-10416v1000">
          <text:p/>
        </draw:connector>
        <draw:connector draw:style-name="gr2" draw:text-style-name="P1" draw:layer="layout" svg:x1="17.55cm" svg:y1="5.5cm" svg:x2="14.417cm" svg:y2="7.5cm" draw:start-shape="id1" draw:start-glue-point="2" draw:end-shape="id3" svg:d="m17550 5500v1000h-3133v1000">
          <text:p/>
        </draw:connector>
        <draw:connector draw:style-name="gr2" draw:text-style-name="P1" draw:layer="layout" svg:x1="17.55cm" svg:y1="5.5cm" svg:x2="18.749cm" svg:y2="7.5cm" draw:start-shape="id1" draw:start-glue-point="2" draw:end-shape="id4" svg:d="m17550 5500v1000h1199v1000">
          <text:p/>
        </draw:connector>
        <draw:connector draw:style-name="gr2" draw:text-style-name="P1" draw:layer="layout" svg:x1="17.55cm" svg:y1="5.5cm" svg:x2="23.146cm" svg:y2="7.5cm" draw:start-shape="id1" draw:start-glue-point="2" draw:end-shape="id5" draw:end-glue-point="0" svg:d="m17550 5500v1000h5596v1000">
          <text:p/>
        </draw:connector>
        <draw:connector draw:style-name="gr2" draw:text-style-name="P1" draw:layer="layout" svg:x1="17.55cm" svg:y1="5.5cm" svg:x2="27.42cm" svg:y2="7.5cm" draw:start-shape="id1" draw:start-glue-point="2" draw:end-shape="id6" draw:end-glue-point="0" svg:d="m17550 5500v1000h9870v1000">
          <text:p/>
        </draw:connector>
        <draw:connector draw:style-name="gr2" draw:text-style-name="P1" xml:id="id17" draw:id="id17" draw:layer="layout" draw:type="line" svg:x1="17.55cm" svg:y1="3cm" svg:x2="17.55cm" svg:y2="4cm" draw:end-shape="id1" svg:d="m17550 3000v1000">
          <text:p/>
        </draw:connector>
        <draw:connector draw:style-name="gr2" draw:text-style-name="P1" draw:layer="layout" draw:type="line" svg:x1="14.417cm" svg:y1="9cm" svg:x2="14.37cm" svg:y2="10cm" draw:start-shape="id3" draw:start-glue-point="2" draw:end-shape="id7" draw:end-glue-point="0" svg:d="m14417 9000-47 1000">
          <text:p/>
        </draw:connector>
        <draw:connector draw:style-name="gr2" draw:text-style-name="P1" draw:layer="layout" draw:type="line" svg:x1="18.749cm" svg:y1="9cm" svg:x2="18.799cm" svg:y2="10cm" draw:start-shape="id4" draw:start-glue-point="2" draw:end-shape="id8" draw:end-glue-point="0" svg:d="m18749 9000 50 1000">
          <text:p/>
        </draw:connector>
        <draw:connector draw:style-name="gr2" draw:text-style-name="P1" draw:layer="layout" draw:type="line" svg:x1="23.146cm" svg:y1="9cm" svg:x2="23.199cm" svg:y2="10cm" draw:start-shape="id5" draw:start-glue-point="2" draw:end-shape="id9" draw:end-glue-point="0" svg:d="m23146 9000 53 1000">
          <text:p/>
        </draw:connector>
        <draw:connector draw:style-name="gr2" draw:text-style-name="P1" draw:layer="layout" draw:type="line" svg:x1="23.199cm" svg:y1="12cm" svg:x2="23.199cm" svg:y2="13cm" draw:start-shape="id9" draw:start-glue-point="2" draw:end-shape="id10" draw:end-glue-point="0" svg:d="m23199 12000v1000">
          <text:p/>
        </draw:connector>
        <draw:connector draw:style-name="gr2" draw:text-style-name="P1" draw:layer="layout" svg:x1="7.134cm" svg:y1="9cm" svg:x2="4.25cm" svg:y2="10.5cm" draw:start-shape="id2" draw:start-glue-point="2" draw:end-shape="id11" svg:d="m7134 9000v750h-2884v750">
          <text:p/>
        </draw:connector>
        <draw:connector draw:style-name="gr2" draw:text-style-name="P1" draw:layer="layout" svg:x1="7.134cm" svg:y1="9cm" svg:x2="7.15cm" svg:y2="10.5cm" draw:start-shape="id2" draw:end-shape="id12" draw:end-glue-point="0" svg:d="m7134 9000v750h16v750">
          <text:p/>
        </draw:connector>
        <draw:connector draw:style-name="gr2" draw:text-style-name="P1" draw:layer="layout" svg:x1="7.134cm" svg:y1="9cm" svg:x2="10.15cm" svg:y2="10.5cm" draw:start-shape="id2" draw:start-glue-point="2" draw:end-shape="id13" draw:end-glue-point="0" svg:d="m7134 9000v750h3016v750">
          <text:p/>
        </draw:connector>
        <draw:custom-shape draw:style-name="gr3" draw:text-style-name="P1" xml:id="id14" draw:id="id14" draw:layer="layout" svg:width="5.5cm" svg:height="2cm" svg:x="4.4cm" svg:y="13.5cm">
          <text:p text:style-name="P1">Calculate Settings</text:p>
          <draw:enhanced-geometry svg:viewBox="0 0 21600 21600" draw:type="rectangle" draw:enhanced-path="M 0 0 L 21600 0 21600 21600 0 21600 0 0 Z N"/>
        </draw:custom-shape>
        <draw:circle draw:style-name="gr1" draw:text-style-name="P1" xml:id="id15" draw:id="id15" draw:layer="layout" svg:width="2.5cm" svg:height="2.5cm" svg:x="5.9cm" svg:y="16.5cm">
          <text:p text:style-name="P1">B</text:p>
        </draw:circle>
        <draw:connector draw:style-name="gr2" draw:text-style-name="P1" draw:layer="layout" draw:line-skew="0.158cm" svg:x1="4.559cm" svg:y1="11.684cm" svg:x2="7.15cm" svg:y2="13.5cm" draw:end-shape="id14" svg:d="m4559 11684v816h2591v1000">
          <text:p/>
        </draw:connector>
        <draw:connector draw:style-name="gr2" draw:text-style-name="P1" draw:layer="layout" svg:x1="7.15cm" svg:y1="11.5cm" svg:x2="7.15cm" svg:y2="13.5cm" draw:start-shape="id12" draw:start-glue-point="2" draw:end-shape="id14" draw:end-glue-point="0" svg:d="m7150 11500v2000">
          <text:p/>
        </draw:connector>
        <draw:connector draw:style-name="gr2" draw:text-style-name="P1" draw:layer="layout" svg:x1="10.15cm" svg:y1="11.5cm" svg:x2="7.15cm" svg:y2="13.5cm" draw:start-shape="id13" draw:start-glue-point="2" draw:end-shape="id14" draw:end-glue-point="0" svg:d="m10150 11500v1000h-3000v1000">
          <text:p/>
        </draw:connector>
        <draw:connector draw:style-name="gr2" draw:text-style-name="P1" draw:layer="layout" draw:type="line" svg:x1="7.15cm" svg:y1="15.5cm" svg:x2="7.15cm" svg:y2="16.5cm" draw:start-shape="id14" draw:start-glue-point="2" draw:end-shape="id15" draw:end-glue-point="0" svg:d="m7150 15500v1000">
          <text:p/>
        </draw:connector>
        <draw:custom-shape draw:style-name="gr3" draw:text-style-name="P1" draw:layer="layout" svg:width="4.4cm" svg:height="1cm" svg:x="15.3cm" svg:y="2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6.999cm 8.949cm" svg:x1="14.37cm" svg:y1="12cm" svg:x2="20.55cm" svg:y2="4.75cm" draw:start-shape="id7" draw:start-glue-point="2" draw:end-shape="id1" draw:end-glue-point="1" svg:d="m14370 12000v7500h15630v-14750h-9450">
          <text:p/>
        </draw:connector>
        <draw:connector draw:style-name="gr4" draw:text-style-name="P1" draw:layer="layout" draw:line-skew="0cm 8.949cm" svg:x1="7.15cm" svg:y1="19cm" svg:x2="20.55cm" svg:y2="4.75cm" draw:start-shape="id15" draw:start-glue-point="2" draw:end-shape="id1" draw:end-glue-point="1" svg:d="m7150 19000v501h22850v-14751h-9450">
          <text:p/>
        </draw:connector>
        <draw:connector draw:style-name="gr4" draw:text-style-name="P1" draw:layer="layout" draw:line-skew="6.999cm 8.949cm" svg:x1="18.799cm" svg:y1="12cm" svg:x2="20.55cm" svg:y2="4.75cm" draw:start-shape="id8" draw:start-glue-point="2" draw:end-shape="id1" draw:end-glue-point="1" svg:d="m18799 12000v7500h11201v-14750h-9450">
          <text:p/>
        </draw:connector>
        <draw:connector draw:style-name="gr2" draw:text-style-name="P1" draw:layer="layout" draw:line-skew="3.999cm 4.549cm" svg:x1="23.199cm" svg:y1="15cm" svg:x2="20.55cm" svg:y2="4.75cm" draw:start-shape="id10" draw:start-glue-point="2" draw:end-shape="id1" draw:end-glue-point="1" svg:d="m23199 15000v4500h6801v-14750h-9450">
          <text:p/>
        </draw:connector>
        <draw:connector draw:style-name="gr2" draw:text-style-name="P1" draw:layer="layout" svg:x1="14.37cm" svg:y1="12cm" svg:x2="14.355cm" svg:y2="19.512cm" draw:start-shape="id7" draw:start-glue-point="2" svg:d="m14370 12000v4007h-15v3505">
          <text:p/>
        </draw:connector>
        <draw:connector draw:style-name="gr2" draw:text-style-name="P1" draw:layer="layout" svg:x1="18.799cm" svg:y1="12cm" svg:x2="18.78cm" svg:y2="19.589cm" draw:start-shape="id8" draw:start-glue-point="2" svg:d="m18799 12000v4045h-19v3544">
          <text:p/>
        </draw:connector>
        <draw:connector draw:style-name="gr2" draw:text-style-name="P1" draw:layer="layout" svg:x1="23.199cm" svg:y1="15cm" svg:x2="23.206cm" svg:y2="19.627cm" draw:start-shape="id10" draw:start-glue-point="2" svg:d="m23199 15000v2564h7v2063">
          <text:p/>
        </draw:connector>
        <draw:connector draw:style-name="gr2" draw:text-style-name="P1" draw:layer="layout" svg:x1="7.15cm" svg:y1="19cm" svg:x2="7.119cm" svg:y2="19.512cm" draw:start-shape="id15" draw:start-glue-point="2" svg:d="m7150 19000v507h-31v5">
          <text:p/>
        </draw:connector>
        <draw:ellipse draw:style-name="gr1" draw:text-style-name="P2" xml:id="id16" draw:id="id16" draw:layer="layout" svg:width="3.5cm" svg:height="2.5cm" svg:x="34.6cm" svg:y="2.3cm">
          <text:p text:style-name="P2"><text:span text:style-name="T1">A</text:span></text:p>
        </draw:ellipse>
        <draw:connector draw:style-name="gr2" draw:text-style-name="P1" draw:layer="layout" draw:type="line" svg:x1="34.6cm" svg:y1="3.55cm" svg:x2="17.55cm" svg:y2="3.5cm" draw:start-shape="id16" draw:start-glue-point="3" draw:end-shape="id17" draw:end-glue-point="0" svg:d="m34600 3550-17050-50">
          <text:p/>
        </draw:connector>
      </draw:page>
      <draw:page draw:name="page2" draw:style-name="dp1" draw:master-page-name="Default">
        <draw:circle draw:style-name="gr1" draw:text-style-name="P1" xml:id="id18" draw:id="id18" draw:layer="layout" svg:width="2.5cm" svg:height="2.5cm" svg:x="19.3cm" svg:y="1.5cm">
          <text:p text:style-name="P1">B</text:p>
        </draw:circle>
        <draw:connector draw:style-name="gr2" draw:text-style-name="P1" draw:layer="layout" draw:type="line" svg:x1="20.55cm" svg:y1="4cm" svg:x2="20.556cm" svg:y2="5.1cm" draw:start-shape="id18" draw:start-glue-point="2" draw:end-shape="id19" draw:end-glue-point="0" svg:d="m20550 4000 6 1100">
          <text:p/>
        </draw:connector>
        <draw:rect draw:style-name="gr1" draw:text-style-name="P1" xml:id="id19" draw:id="id19" draw:layer="layout" svg:width="5.454cm" svg:height="1.5cm" svg:x="17.829cm" svg:y="5.1cm">
          <text:p text:style-name="P1">Draw <text:s/>Map and </text:p>
          <text:p text:style-name="P1">Panel</text:p>
        </draw:rect>
        <draw:rect draw:style-name="gr1" draw:text-style-name="P1" xml:id="id23" draw:id="id23" draw:layer="layout" svg:width="5.5cm" svg:height="2cm" svg:x="17.8cm" svg:y="7.6cm">
          <text:p text:style-name="P1">Initialize Enemy</text:p>
          <text:p text:style-name="P1">Waves/ Start Wave</text:p>
        </draw:rect>
        <draw:rect draw:style-name="gr1" draw:text-style-name="P1" xml:id="id24" draw:id="id24" draw:layer="layout" svg:width="5.8cm" svg:height="1cm" svg:x="17.6cm" svg:y="10.9cm">
          <text:p text:style-name="P1">Events</text:p>
        </draw:rect>
        <draw:rect draw:style-name="gr1" draw:text-style-name="P1" xml:id="id27" draw:id="id27" draw:layer="layout" svg:width="5cm" svg:height="1cm" svg:x="12cm" svg:y="18.65cm">
          <text:p text:style-name="P1">Move Character</text:p>
        </draw:rect>
        <draw:rect draw:style-name="gr1" draw:text-style-name="P1" xml:id="id28" draw:id="id28" draw:layer="layout" svg:width="5cm" svg:height="1cm" svg:x="18.1cm" svg:y="18.65cm">
          <text:p text:style-name="P1">Character Fires </text:p>
        </draw:rect>
        <draw:rect draw:style-name="gr1" draw:text-style-name="P1" xml:id="id29" draw:id="id29" draw:layer="layout" svg:width="4.5cm" svg:height="1cm" svg:x="29.5cm" svg:y="16.65cm">
          <text:p text:style-name="P1">Panel Events</text:p>
        </draw:rect>
        <draw:rect draw:style-name="gr1" draw:text-style-name="P1" xml:id="id26" draw:id="id26" draw:layer="layout" svg:width="4.5cm" svg:height="1.5cm" svg:x="6.5cm" svg:y="18.65cm">
          <text:p text:style-name="P1">Check Position</text:p>
        </draw:rect>
        <draw:rect draw:style-name="gr1" draw:text-style-name="P1" xml:id="id32" draw:id="id32" draw:layer="layout" svg:width="4.5cm" svg:height="1.5cm" svg:x="6.5cm" svg:y="21.25cm">
          <text:p text:style-name="P1">Show Tower and</text:p>
          <text:p text:style-name="P1">Range</text:p>
        </draw:rect>
        <draw:rect draw:style-name="gr1" draw:text-style-name="P1" xml:id="id51" draw:id="id51" draw:layer="layout" svg:width="4.5cm" svg:height="1.5cm" svg:x="6.5cm" svg:y="24cm">
          <text:p text:style-name="P1">Draw on Map</text:p>
        </draw:rect>
        <draw:rect draw:style-name="gr1" draw:text-style-name="P1" xml:id="id33" draw:id="id33" draw:layer="layout" svg:width="5cm" svg:height="2cm" svg:x="12cm" svg:y="21.2cm">
          <text:p text:style-name="P1">Draw character</text:p>
          <text:p text:style-name="P1">At new position</text:p>
        </draw:rect>
        <draw:rect draw:style-name="gr1" draw:text-style-name="P1" xml:id="id30" draw:id="id30" draw:layer="layout" svg:width="5.042cm" svg:height="1cm" svg:x="18.1cm" svg:y="21.3cm">
          <text:p text:style-name="P1">Draw bullet</text:p>
        </draw:rect>
        <draw:rect draw:style-name="gr1" draw:text-style-name="P1" xml:id="id31" draw:id="id31" draw:layer="layout" svg:width="3.5cm" svg:height="1cm" svg:x="24cm" svg:y="19.75cm">
          <text:p text:style-name="P1">Next Wave</text:p>
        </draw:rect>
        <draw:custom-shape draw:style-name="gr3" draw:text-style-name="P1" xml:id="id20" draw:id="id20" draw:layer="layout" svg:width="5.5cm" svg:height="4cm" svg:x="23cm" svg:y="26cm">
          <text:p text:style-name="P1">Current Wave </text:p>
          <text:p text:style-name="P1">D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12.598cm" svg:x1="28.5cm" svg:y1="28cm" svg:x2="21.8cm" svg:y2="2.75cm" draw:start-shape="id20" draw:start-glue-point="7" draw:end-shape="id18" draw:end-glue-point="1" svg:d="m28500 28000h13100v-25250h-19800">
          <text:p/>
        </draw:connector>
        <draw:frame draw:style-name="gr5" draw:layer="layout" svg:width="3cm" svg:height="1.25cm" svg:x="29cm" svg:y="28.5cm">
          <draw:text-box>
            <text:p>Yes</text:p>
          </draw:text-box>
        </draw:frame>
        <draw:rect draw:style-name="gr1" draw:text-style-name="P1" xml:id="id34" draw:id="id34" draw:layer="layout" svg:width="7.5cm" svg:height="2cm" svg:x="14.2cm" svg:y="29.2cm">
          <text:p text:style-name="P1">Update all </text:p>
          <text:p text:style-name="P1">enemy positions</text:p>
        </draw:rect>
        <draw:rect draw:style-name="gr1" draw:text-style-name="P1" xml:id="id36" draw:id="id36" draw:layer="layout" svg:width="7.5cm" svg:height="2cm" svg:x="14.2cm" svg:y="32.2cm">
          <text:p text:style-name="P1">Update all </text:p>
          <text:p text:style-name="P1">bullet positions</text:p>
        </draw:rect>
        <draw:rect draw:style-name="gr1" draw:text-style-name="P1" xml:id="id37" draw:id="id37" draw:layer="layout" svg:width="7.5cm" svg:height="2cm" svg:x="14.2cm" svg:y="34.9cm">
          <text:p text:style-name="P1">Check collisions between</text:p>
          <text:p text:style-name="P1">Bullets and enemies</text:p>
        </draw:rect>
        <draw:custom-shape draw:style-name="gr3" draw:text-style-name="P1" xml:id="id38" draw:id="id38" draw:layer="layout" svg:width="7.5cm" svg:height="2cm" svg:x="14.2cm" svg:y="38cm">
          <text:p text:style-name="P1">Enemy h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39" draw:id="id39" draw:layer="layout" svg:width="7.5cm" svg:height="1.5cm" svg:x="14.2cm" svg:y="41.6cm">
          <text:p text:style-name="P1">Update health of enemy</text:p>
        </draw:rect>
        <draw:custom-shape draw:style-name="gr3" draw:text-style-name="P1" xml:id="id40" draw:id="id40" draw:layer="layout" svg:width="8.5cm" svg:height="2cm" svg:x="13.7cm" svg:y="45cm">
          <text:p text:style-name="P1">Enemy D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1" draw:id="id21" draw:layer="layout" svg:width="8.937cm" svg:height="2cm" svg:x="13.5cm" svg:y="56.6cm">
          <text:p text:style-name="P1">Any enemies lef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5cm" svg:y1="57.6cm" svg:x2="11cm" svg:y2="57.6cm" draw:start-shape="id21" draw:start-glue-point="5" draw:end-shape="id22" draw:end-glue-point="1" svg:d="m13500 57600h-2500">
          <text:p/>
        </draw:connector>
        <draw:rect draw:style-name="gr1" draw:text-style-name="P1" xml:id="id22" draw:id="id22" draw:layer="layout" svg:width="6cm" svg:height="2cm" svg:x="5cm" svg:y="56.6cm">
          <text:p text:style-name="P1"><text:s/>Set New <text:s/>Level</text:p>
          <text:p text:style-name="P1">And wait for event</text:p>
        </draw:rect>
        <draw:custom-shape draw:style-name="gr3" draw:text-style-name="P1" xml:id="id42" draw:id="id42" draw:layer="layout" svg:width="8.5cm" svg:height="2.5cm" svg:x="13.7cm" svg:y="52.8cm">
          <text:p text:style-name="P1">Enemies Reach 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41" draw:id="id41" draw:layer="layout" svg:width="5.5cm" svg:height="1.601cm" svg:x="25.5cm" svg:y="45.199cm">
          <text:p text:style-name="P1">Remove Enemy</text:p>
        </draw:rect>
        <draw:rect draw:style-name="gr1" draw:text-style-name="P1" xml:id="id43" draw:id="id43" draw:layer="layout" svg:width="5.7cm" svg:height="1.5cm" svg:x="23.9cm" svg:y="50.7cm">
          <text:p text:style-name="P1">Remove Enemy</text:p>
        </draw:rect>
        <draw:rect draw:style-name="gr1" draw:text-style-name="P1" xml:id="id44" draw:id="id44" draw:layer="layout" svg:width="3.5cm" svg:height="1.5cm" svg:x="25cm" svg:y="53.9cm">
          <text:p text:style-name="P1">Lose 1 Life</text:p>
        </draw:rect>
        <draw:custom-shape draw:style-name="gr3" draw:text-style-name="P1" xml:id="id55" draw:id="id55" draw:layer="layout" svg:width="8.034cm" svg:height="2.3cm" svg:x="22.766cm" svg:y="56.8cm">
          <text:p text:style-name="P1">Has lives lef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svg:x1="20.556cm" svg:y1="6.6cm" svg:x2="20.55cm" svg:y2="7.6cm" draw:start-shape="id19" draw:start-glue-point="2" draw:end-shape="id23" draw:end-glue-point="0" svg:d="m20556 6600v501l-6-2v501">
          <text:p/>
        </draw:connector>
        <draw:connector draw:style-name="gr2" draw:text-style-name="P1" draw:layer="layout" draw:type="lines" svg:x1="20.55cm" svg:y1="9.6cm" svg:x2="20.5cm" svg:y2="10.9cm" draw:start-shape="id23" draw:start-glue-point="2" draw:end-shape="id24" draw:end-glue-point="0" svg:d="m20550 9600v501l-50 298v501">
          <text:p/>
        </draw:connector>
        <draw:connector draw:style-name="gr2" draw:text-style-name="P1" draw:layer="layout" draw:line-skew="-1.276cm" svg:x1="20.608cm" svg:y1="15.2cm" svg:x2="8.75cm" svg:y2="18.65cm" draw:start-shape="id25" draw:start-glue-point="6" draw:end-shape="id26" draw:end-glue-point="0" svg:d="m20608 15200v449h-11858v3001">
          <text:p/>
        </draw:connector>
        <draw:connector draw:style-name="gr2" draw:text-style-name="P1" draw:layer="layout" draw:line-skew="-1.276cm" svg:x1="20.608cm" svg:y1="15.2cm" svg:x2="14.5cm" svg:y2="18.65cm" draw:start-shape="id25" draw:start-glue-point="6" draw:end-shape="id27" draw:end-glue-point="0" svg:d="m20608 15200v449h-6108v3001">
          <text:p/>
        </draw:connector>
        <draw:connector draw:style-name="gr2" draw:text-style-name="P1" draw:layer="layout" svg:x1="20.608cm" svg:y1="15.2cm" svg:x2="20.6cm" svg:y2="18.65cm" draw:start-shape="id25" draw:start-glue-point="6" draw:end-shape="id28" svg:d="m20608 15200v1725h-8v1725">
          <text:p/>
        </draw:connector>
        <draw:connector draw:style-name="gr2" draw:text-style-name="P1" draw:layer="layout" draw:line-skew="-0.276cm" svg:x1="20.608cm" svg:y1="15.2cm" svg:x2="31.75cm" svg:y2="16.65cm" draw:start-shape="id25" draw:start-glue-point="6" draw:end-shape="id29" svg:d="m20608 15200v449h11142v1001">
          <text:p/>
        </draw:connector>
        <draw:connector draw:style-name="gr2" draw:text-style-name="P1" draw:layer="layout" svg:x1="20.6cm" svg:y1="19.65cm" svg:x2="20.621cm" svg:y2="21.3cm" draw:start-shape="id28" draw:start-glue-point="2" draw:end-shape="id30" draw:end-glue-point="0" svg:d="m20600 19650v825h21v825">
          <text:p/>
        </draw:connector>
        <draw:connector draw:style-name="gr2" draw:text-style-name="P1" draw:layer="layout" draw:line-skew="-0.7cm" svg:x1="31.75cm" svg:y1="17.65cm" svg:x2="25.75cm" svg:y2="19.75cm" draw:start-shape="id29" draw:start-glue-point="2" draw:end-shape="id31" draw:end-glue-point="0" svg:d="m31750 17650v350h-6000v1750">
          <text:p/>
        </draw:connector>
        <draw:connector draw:style-name="gr2" draw:text-style-name="P1" draw:layer="layout" svg:x1="25.75cm" svg:y1="20.75cm" svg:x2="25.75cm" svg:y2="26cm" draw:start-shape="id31" draw:start-glue-point="2" draw:end-shape="id20" draw:end-glue-point="4" svg:d="m25750 20750v5250">
          <text:p/>
        </draw:connector>
        <draw:connector draw:style-name="gr2" draw:text-style-name="P1" draw:layer="layout" svg:x1="8.75cm" svg:y1="17.75cm" svg:x2="8.75cm" svg:y2="18.65cm" draw:end-shape="id26" draw:end-glue-point="0" svg:d="m8750 17750v900">
          <text:p/>
        </draw:connector>
        <draw:connector draw:style-name="gr2" draw:text-style-name="P1" draw:layer="layout" svg:x1="8.75cm" svg:y1="20.15cm" svg:x2="8.75cm" svg:y2="21.25cm" draw:start-shape="id26" draw:start-glue-point="2" draw:end-shape="id32" draw:end-glue-point="0" svg:d="m8750 20150v1100">
          <text:p/>
        </draw:connector>
        <draw:connector draw:style-name="gr2" draw:text-style-name="P1" draw:layer="layout" svg:x1="14.5cm" svg:y1="19.65cm" svg:x2="14.5cm" svg:y2="21.2cm" draw:start-shape="id27" draw:start-glue-point="2" draw:end-shape="id33" draw:end-glue-point="0" svg:d="m14500 19650v1550">
          <text:p/>
        </draw:connector>
        <draw:connector draw:style-name="gr2" draw:text-style-name="P1" draw:layer="layout" draw:line-skew="-0.3cm" svg:x1="14.5cm" svg:y1="23.2cm" svg:x2="17.95cm" svg:y2="29.2cm" draw:start-shape="id33" draw:start-glue-point="2" draw:end-shape="id34" draw:end-glue-point="0" svg:d="m14500 23200v2700h3450v3300">
          <text:p/>
        </draw:connector>
        <draw:connector draw:style-name="gr2" draw:text-style-name="P1" draw:layer="layout" svg:x1="11cm" svg:y1="27.95cm" svg:x2="17.95cm" svg:y2="29.2cm" draw:start-shape="id35" draw:start-glue-point="1" draw:end-shape="id34" draw:end-glue-point="0" svg:d="m11000 27950h6950v1250">
          <text:p/>
        </draw:connector>
        <draw:connector draw:style-name="gr2" draw:text-style-name="P1" draw:layer="layout" draw:line-skew="0.15cm" svg:x1="20.621cm" svg:y1="22.3cm" svg:x2="17.95cm" svg:y2="29.2cm" draw:start-shape="id30" draw:start-glue-point="2" draw:end-shape="id34" draw:end-glue-point="0" svg:d="m20621 22300v3600h-2671v3300">
          <text:p/>
        </draw:connector>
        <draw:connector draw:style-name="gr2" draw:text-style-name="P1" draw:layer="layout" svg:x1="23cm" svg:y1="28cm" svg:x2="17.95cm" svg:y2="29.2cm" draw:start-shape="id20" draw:start-glue-point="5" draw:end-shape="id34" draw:end-glue-point="0" svg:d="m23000 28000h-5050v1200">
          <text:p/>
        </draw:connector>
        <draw:frame draw:style-name="gr6" draw:layer="layout" svg:width="3cm" svg:height="2.25cm" svg:x="21cm" svg:y="26.75cm">
          <draw:text-box>
            <text:p>No</text:p>
          </draw:text-box>
        </draw:frame>
        <draw:connector draw:style-name="gr2" draw:text-style-name="P1" draw:layer="layout" svg:x1="17.95cm" svg:y1="31.2cm" svg:x2="17.95cm" svg:y2="32.2cm" draw:start-shape="id34" draw:start-glue-point="2" draw:end-shape="id36" draw:end-glue-point="0" svg:d="m17950 31200v1000">
          <text:p/>
        </draw:connector>
        <draw:connector draw:style-name="gr2" draw:text-style-name="P1" draw:layer="layout" svg:x1="17.95cm" svg:y1="34.2cm" svg:x2="17.95cm" svg:y2="34.9cm" draw:start-shape="id36" draw:end-shape="id37" draw:end-glue-point="0" svg:d="m17950 34200v700">
          <text:p/>
        </draw:connector>
        <draw:connector draw:style-name="gr2" draw:text-style-name="P1" draw:layer="layout" svg:x1="17.95cm" svg:y1="36.9cm" svg:x2="17.95cm" svg:y2="38cm" draw:start-shape="id37" draw:start-glue-point="2" draw:end-shape="id38" draw:end-glue-point="4" svg:d="m17950 36900v1100">
          <text:p/>
        </draw:connector>
        <draw:connector draw:style-name="gr2" draw:text-style-name="P1" draw:layer="layout" svg:x1="17.95cm" svg:y1="40cm" svg:x2="17.95cm" svg:y2="41.6cm" draw:start-shape="id38" draw:start-glue-point="6" draw:end-shape="id39" draw:end-glue-point="0" svg:d="m17950 40000v1600">
          <text:p/>
        </draw:connector>
        <draw:frame draw:style-name="gr6" draw:layer="layout" svg:width="3.5cm" svg:height="2.25cm" svg:x="18.4cm" svg:y="40.1cm">
          <draw:text-box>
            <text:p>yes</text:p>
          </draw:text-box>
        </draw:frame>
        <draw:connector draw:style-name="gr2" draw:text-style-name="P1" draw:layer="layout" svg:x1="22.2cm" svg:y1="46cm" svg:x2="25.5cm" svg:y2="45.999cm" draw:start-shape="id40" draw:start-glue-point="7" draw:end-shape="id41" draw:end-glue-point="3" svg:d="m22200 46000h1651v-1h1649">
          <text:p/>
        </draw:connector>
        <draw:connector draw:style-name="gr2" draw:text-style-name="P1" draw:layer="layout" svg:x1="17.95cm" svg:y1="55.3cm" svg:x2="17.969cm" svg:y2="56.6cm" draw:start-shape="id42" draw:start-glue-point="6" draw:end-shape="id21" draw:end-glue-point="4" svg:d="m17950 55300v651h19v649">
          <text:p/>
        </draw:connector>
        <draw:connector draw:style-name="gr2" draw:text-style-name="P1" draw:layer="layout" draw:line-skew="0cm -20.152cm" svg:x1="17.969cm" svg:y1="58.6cm" svg:x2="20.5cm" svg:y2="10.9cm" draw:start-shape="id21" draw:start-glue-point="6" draw:end-shape="id24" draw:end-glue-point="0" svg:d="m17969 58600v502h-14220v-48703h16751v501">
          <text:p/>
        </draw:connector>
        <draw:connector draw:style-name="gr2" draw:text-style-name="P1" draw:layer="layout" svg:x1="17.95cm" svg:y1="43.1cm" svg:x2="17.95cm" svg:y2="45cm" draw:start-shape="id39" draw:start-glue-point="2" draw:end-shape="id40" draw:end-glue-point="4" svg:d="m17950 43100v1900">
          <text:p/>
        </draw:connector>
        <draw:connector draw:style-name="gr2" draw:text-style-name="P1" draw:layer="layout" svg:x1="22.2cm" svg:y1="54.05cm" svg:x2="23.9cm" svg:y2="51.45cm" draw:start-shape="id42" draw:start-glue-point="7" draw:end-shape="id43" draw:end-glue-point="3" svg:d="m22200 54050h851v-2600h849">
          <text:p/>
        </draw:connector>
        <draw:connector draw:style-name="gr2" draw:text-style-name="P1" draw:layer="layout" svg:x1="26.75cm" svg:y1="52.2cm" svg:x2="26.75cm" svg:y2="53.9cm" draw:start-shape="id43" draw:start-glue-point="2" draw:end-shape="id44" draw:end-glue-point="0" svg:d="m26750 52200v1700">
          <text:p/>
        </draw:connector>
        <draw:frame draw:style-name="gr5" draw:layer="layout" svg:width="2.5cm" svg:height="1.25cm" svg:x="16.5cm" svg:y="55.25cm">
          <draw:text-box>
            <text:p>no</text:p>
          </draw:text-box>
        </draw:frame>
        <draw:rect draw:style-name="gr1" draw:text-style-name="P1" xml:id="id50" draw:id="id50" draw:layer="layout" svg:width="3cm" svg:height="1cm" svg:x="28.2cm" svg:y="18.65cm">
          <text:p text:style-name="P1">Menu</text:p>
        </draw:rect>
        <draw:rect draw:style-name="gr1" draw:text-style-name="P1" xml:id="id46" draw:id="id46" draw:layer="layout" svg:width="3cm" svg:height="1cm" svg:x="31.4cm" svg:y="18.65cm">
          <text:p text:style-name="P1">Pause</text:p>
        </draw:rect>
        <draw:rect draw:style-name="gr1" draw:text-style-name="P1" xml:id="id48" draw:id="id48" draw:layer="layout" svg:width="3cm" svg:height="1cm" svg:x="34.9cm" svg:y="18.65cm">
          <text:p text:style-name="P1">Exit</text:p>
        </draw:rect>
        <draw:ellipse draw:style-name="gr1" draw:text-style-name="P1" xml:id="id49" draw:id="id49" draw:layer="layout" svg:width="2cm" svg:height="1.5cm" svg:x="35.4cm" svg:y="21.25cm">
          <text:p text:style-name="P1">Exit</text:p>
        </draw:ellipse>
        <draw:ellipse draw:style-name="gr1" draw:text-style-name="P1" xml:id="id45" draw:id="id45" draw:layer="layout" svg:width="2cm" svg:height="1.5cm" svg:x="28.588cm" svg:y="21.1cm">
          <text:p text:style-name="P1">A</text:p>
        </draw:ellipse>
        <draw:ellipse draw:style-name="gr1" draw:text-style-name="P1" xml:id="id47" draw:id="id47" draw:layer="layout" svg:width="2.59cm" svg:height="1.5cm" svg:x="31.6cm" svg:y="21.05cm">
          <text:p text:style-name="P1">Pause</text:p>
        </draw:ellipse>
        <draw:connector draw:style-name="gr2" draw:text-style-name="P1" draw:layer="layout" svg:x1="29.6cm" svg:y1="19.55cm" svg:x2="29.588cm" svg:y2="21.1cm" draw:end-shape="id45" draw:end-glue-point="0" svg:d="m29600 19550v525h-12v1025">
          <text:p/>
        </draw:connector>
        <draw:connector draw:style-name="gr2" draw:text-style-name="P1" draw:layer="layout" svg:x1="32.9cm" svg:y1="19.65cm" svg:x2="32.895cm" svg:y2="21.05cm" draw:start-shape="id46" draw:start-glue-point="2" draw:end-shape="id47" draw:end-glue-point="0" svg:d="m32900 19650v700h-5v700">
          <text:p/>
        </draw:connector>
        <draw:connector draw:style-name="gr2" draw:text-style-name="P1" draw:layer="layout" svg:x1="36.4cm" svg:y1="19.65cm" svg:x2="36.4cm" svg:y2="21.25cm" draw:start-shape="id48" draw:start-glue-point="2" draw:end-shape="id49" draw:end-glue-point="0" svg:d="m36400 19650v1600">
          <text:p/>
        </draw:connector>
        <draw:custom-shape draw:style-name="gr3" draw:text-style-name="P1" xml:id="id52" draw:id="id52" draw:layer="layout" svg:width="6.87cm" svg:height="2.717cm" svg:x="23.33cm" svg:y="60.5cm">
          <text:p text:style-name="P1">Submit High scor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53" draw:id="id53" draw:layer="layout" svg:width="4.5cm" svg:height="1.941cm" svg:x="33.4cm" svg:y="60.9cm">
          <text:p text:style-name="P1">Process Score</text:p>
          <draw:enhanced-geometry svg:viewBox="0 0 21600 21600" draw:type="rectangle" draw:enhanced-path="M 0 0 L 21600 0 21600 21600 0 21600 0 0 Z N"/>
        </draw:custom-shape>
        <draw:frame draw:style-name="gr7" draw:layer="layout" svg:width="3cm" svg:height="1.5cm" svg:x="30.941cm" svg:y="60.925cm">
          <draw:text-box>
            <text:p>yes</text:p>
          </draw:text-box>
        </draw:frame>
        <draw:custom-shape draw:style-name="gr3" draw:text-style-name="P1" xml:id="id25" draw:id="id25" draw:layer="layout" svg:width="6.784cm" svg:height="2.359cm" svg:x="17.216cm" svg:y="12.841cm">
          <text:p text:style-name="P1">Useful Eve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layer="layout" svg:width="4.5cm" svg:height="1.25cm" svg:x="21cm" svg:y="14.75cm">
          <draw:text-box>
            <text:p>yes</text:p>
          </draw:text-box>
        </draw:frame>
        <draw:connector draw:style-name="gr2" draw:text-style-name="P1" draw:layer="layout" draw:line-skew="-8.703cm" svg:x1="17.216cm" svg:y1="14.021cm" svg:x2="14.2cm" svg:y2="30.2cm" draw:start-shape="id25" draw:start-glue-point="5" draw:end-shape="id34" draw:end-glue-point="3" svg:d="m17216 14021h-12220v16179h9204">
          <text:p/>
        </draw:connector>
        <draw:frame draw:style-name="gr8" draw:text-style-name="P4" draw:layer="layout" svg:width="3.5cm" svg:height="1.75cm" svg:x="5.5cm" svg:y="16cm">
          <draw:text-box>
            <text:p text:style-name="P3"><text:span text:style-name="T2">Tower Events</text:span></text:p>
          </draw:text-box>
        </draw:frame>
        <draw:connector draw:style-name="gr2" draw:text-style-name="P1" draw:layer="layout" draw:line-skew="-0.15cm" svg:x1="31.75cm" svg:y1="17.65cm" svg:x2="29.7cm" svg:y2="18.65cm" draw:start-shape="id29" draw:start-glue-point="2" draw:end-shape="id50" draw:end-glue-point="0" svg:d="m31750 17650v350h-2050v650">
          <text:p/>
        </draw:connector>
        <draw:connector draw:style-name="gr2" draw:text-style-name="P1" draw:layer="layout" draw:line-skew="-0.15cm" svg:x1="31.75cm" svg:y1="17.65cm" svg:x2="32.9cm" svg:y2="18.65cm" draw:start-shape="id29" draw:start-glue-point="2" draw:end-shape="id46" draw:end-glue-point="0" svg:d="m31750 17650v350h1150v650">
          <text:p/>
        </draw:connector>
        <draw:connector draw:style-name="gr2" draw:text-style-name="P1" draw:layer="layout" draw:line-skew="-2.151cm -2.001cm" svg:x1="31.75cm" svg:y1="17.65cm" svg:x2="36.4cm" svg:y2="18.65cm" draw:start-shape="id29" draw:start-glue-point="2" draw:end-shape="id48" draw:end-glue-point="0" svg:d="m31750 17650v350h4650v149 0 501">
          <text:p/>
        </draw:connector>
        <draw:connector draw:style-name="gr2" draw:text-style-name="P1" draw:layer="layout" svg:x1="8.75cm" svg:y1="22.75cm" svg:x2="8.75cm" svg:y2="24cm" draw:start-shape="id32" draw:start-glue-point="2" draw:end-shape="id51" draw:end-glue-point="0" svg:d="m8750 22750v1250">
          <text:p/>
        </draw:connector>
        <draw:custom-shape draw:style-name="gr3" draw:text-style-name="P1" xml:id="id35" draw:id="id35" draw:layer="layout" svg:width="4.5cm" svg:height="1.5cm" svg:x="6.5cm" svg:y="27.2cm">
          <text:p text:style-name="P1">Add to Tower</text:p>
          <text:p text:style-name="P1">Li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5cm" svg:y1="25.5cm" svg:x2="8.75cm" svg:y2="27.2cm" draw:start-shape="id51" draw:start-glue-point="2" draw:end-shape="id35" draw:end-glue-point="0" svg:d="m8750 25500v1700">
          <text:p/>
        </draw:connector>
        <draw:frame draw:style-name="gr5" draw:text-style-name="P4" draw:layer="layout" svg:width="5cm" svg:height="1.427cm" svg:x="11.8cm" svg:y="16cm">
          <draw:text-box>
            <text:p text:style-name="P4"><text:span text:style-name="T2">Character Move Event</text:span></text:p>
          </draw:text-box>
        </draw:frame>
        <draw:frame draw:style-name="gr5" draw:text-style-name="P4" draw:layer="layout" svg:width="3.5cm" svg:height="1.25cm" svg:x="19cm" svg:y="16.25cm">
          <draw:text-box>
            <text:p text:style-name="P4"><text:span text:style-name="T2">Firing Event</text:span></text:p>
          </draw:text-box>
        </draw:frame>
        <draw:frame draw:style-name="gr5" draw:layer="layout" svg:width="3cm" svg:height="1.25cm" svg:x="24.1cm" svg:y="48.8cm">
          <draw:text-box>
            <text:p>no</text:p>
          </draw:text-box>
        </draw:frame>
        <draw:frame draw:style-name="gr5" draw:layer="layout" svg:width="2.5cm" svg:height="1.25cm" svg:x="22.9cm" svg:y="44.85cm">
          <draw:text-box>
            <text:p>yes</text:p>
          </draw:text-box>
        </draw:frame>
        <draw:frame draw:style-name="gr5" draw:layer="layout" svg:width="2.5cm" svg:height="1.25cm" svg:x="14.5cm" svg:y="50.5cm">
          <draw:text-box>
            <text:p/>
          </draw:text-box>
        </draw:frame>
        <draw:frame draw:style-name="gr5" draw:layer="layout" svg:width="2.5cm" svg:height="1.25cm" svg:x="22cm" svg:y="50.5cm">
          <draw:text-box>
            <text:p>yes</text:p>
          </draw:text-box>
        </draw:frame>
        <draw:connector draw:style-name="gr2" draw:text-style-name="P1" draw:layer="layout" draw:line-skew="-0.501cm" svg:x1="30.2cm" svg:y1="61.859cm" svg:x2="33.4cm" svg:y2="61.87cm" draw:start-shape="id52" draw:start-glue-point="7" draw:end-shape="id53" svg:d="m30200 61859h1100v11h2100">
          <text:p/>
        </draw:connector>
        <draw:custom-shape draw:style-name="gr3" draw:text-style-name="P1" xml:id="id54" draw:id="id54" draw:layer="layout" svg:width="8.886cm" svg:height="2.237cm" svg:x="13.514cm" svg:y="48.4cm">
          <text:p text:style-name="P1">All collisions </text:p>
          <text:p text:style-name="P1">check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7.95cm" svg:y1="47cm" svg:x2="17.957cm" svg:y2="48.4cm" draw:start-shape="id40" draw:start-glue-point="6" draw:end-shape="id54" draw:end-glue-point="4" svg:d="m17950 47000v700h7v700">
          <text:p/>
        </draw:connector>
        <draw:connector draw:style-name="gr2" draw:text-style-name="P1" draw:layer="layout" svg:x1="17.957cm" svg:y1="50.637cm" svg:x2="17.95cm" svg:y2="52.8cm" draw:start-shape="id54" draw:start-glue-point="6" draw:end-shape="id42" draw:end-glue-point="4" svg:d="m17957 50637v1082h-7v1081">
          <text:p/>
        </draw:connector>
        <draw:connector draw:style-name="gr2" draw:text-style-name="P1" draw:layer="layout" draw:line-skew="9.694cm" svg:x1="22.4cm" svg:y1="49.519cm" svg:x2="21.7cm" svg:y2="35.9cm" draw:start-shape="id54" draw:start-glue-point="7" draw:end-shape="id37" draw:end-glue-point="1" svg:d="m22400 49519h10196v-13619h-10896">
          <text:p/>
        </draw:connector>
        <draw:frame draw:style-name="gr8" draw:layer="layout" svg:width="2cm" svg:height="1.75cm" svg:x="18cm" svg:y="51cm">
          <draw:text-box>
            <text:p>yes</text:p>
          </draw:text-box>
        </draw:frame>
        <draw:connector draw:style-name="gr2" draw:text-style-name="P1" xml:id="id57" draw:id="id57" draw:layer="layout" svg:x1="28.25cm" svg:y1="46.8cm" svg:x2="28.25cm" svg:y2="46.8cm" draw:start-shape="id41" draw:start-glue-point="2" draw:end-shape="id41" draw:end-glue-point="2" svg:d="m28250 46800">
          <text:p/>
        </draw:connector>
        <draw:frame draw:style-name="gr9" draw:layer="layout" svg:width="5cm" svg:height="2.75cm" svg:x="27cm" svg:y="59.45cm">
          <draw:text-box>
            <text:p>no</text:p>
          </draw:text-box>
        </draw:frame>
        <draw:connector draw:style-name="gr2" draw:text-style-name="P1" draw:layer="layout" draw:line-skew="-0.75cm" svg:x1="5cm" svg:y1="57.6cm" svg:x2="20.5cm" svg:y2="10.9cm" draw:start-shape="id22" draw:start-glue-point="3" draw:end-shape="id24" draw:end-glue-point="0" svg:d="m5000 57600h-1251v-47201h16751v501">
          <text:p/>
        </draw:connector>
        <draw:frame draw:style-name="gr8" draw:layer="layout" svg:width="2cm" svg:height="1.75cm" svg:x="12cm" svg:y="56.5cm">
          <draw:text-box>
            <text:p>no</text:p>
          </draw:text-box>
        </draw:frame>
        <draw:frame draw:style-name="gr9" draw:layer="layout" svg:width="5cm" svg:height="2.75cm" svg:x="7.5cm" svg:y="59.25cm">
          <draw:text-box>
            <text:p>yes</text:p>
          </draw:text-box>
        </draw:frame>
        <draw:connector draw:style-name="gr2" draw:text-style-name="P1" draw:layer="layout" svg:x1="26.783cm" svg:y1="59.1cm" svg:x2="26.765cm" svg:y2="60.5cm" draw:start-shape="id55" draw:start-glue-point="6" draw:end-shape="id52" draw:end-glue-point="4" svg:d="m26783 59100v700h-18v700">
          <text:p/>
        </draw:connector>
        <draw:connector draw:style-name="gr2" draw:text-style-name="P1" draw:layer="layout" svg:x1="26.75cm" svg:y1="55.4cm" svg:x2="26.783cm" svg:y2="56.8cm" draw:start-shape="id44" draw:start-glue-point="2" draw:end-shape="id55" draw:end-glue-point="4" svg:d="m26750 55400v700h33v700">
          <text:p/>
        </draw:connector>
        <draw:connector draw:style-name="gr2" draw:text-style-name="P1" draw:layer="layout" draw:line-skew="11.454cm" svg:x1="30.8cm" svg:y1="57.95cm" svg:x2="20.5cm" svg:y2="10.9cm" draw:start-shape="id55" draw:start-glue-point="7" draw:end-shape="id24" draw:end-glue-point="0" svg:d="m30800 57950h11956v-47551h-22256v501">
          <text:p/>
        </draw:connector>
        <draw:connector draw:style-name="gr2" draw:text-style-name="P1" draw:layer="layout" svg:x1="37.9cm" svg:y1="61.87cm" svg:x2="40.247cm" svg:y2="61.862cm" draw:start-shape="id53" draw:start-glue-point="1" draw:end-shape="id56" draw:end-glue-point="3" svg:d="m37900 61870h1174v-8h1173">
          <text:p/>
        </draw:connector>
        <draw:ellipse draw:style-name="gr1" draw:text-style-name="P1" xml:id="id56" draw:id="id56" draw:layer="layout" svg:width="3cm" svg:height="1.111cm" svg:x="40.247cm" svg:y="61.307cm">
          <text:p text:style-name="P1">A</text:p>
        </draw:ellipse>
        <draw:connector draw:style-name="gr2" draw:text-style-name="P1" draw:layer="layout" svg:x1="20.5cm" svg:y1="11.9cm" svg:x2="20.608cm" svg:y2="12.841cm" draw:start-shape="id24" draw:start-glue-point="2" draw:end-shape="id25" draw:end-glue-point="4" svg:d="m20500 11900v470h108v471">
          <text:p/>
        </draw:connector>
        <draw:connector draw:style-name="gr2" draw:text-style-name="P1" draw:layer="layout" svg:x1="28.25cm" svg:y1="46.8cm" svg:x2="17.957cm" svg:y2="48.4cm" draw:start-shape="id57" draw:start-glue-point="0" draw:end-shape="id54" draw:end-glue-point="4" svg:d="m28250 46800v800h-10293v800">
          <text:p/>
        </draw:connector>
        <draw:connector draw:style-name="gr10" draw:text-style-name="P1" draw:layer="layout" svg:x1="26.765cm" svg:y1="63.217cm" svg:x2="41.747cm" svg:y2="62.418cm" draw:start-shape="id52" draw:start-glue-point="6" draw:end-shape="id56" svg:d="m26765 63217v501h14982v-1300">
          <text:p/>
        </draw:connector>
        <draw:frame draw:style-name="gr11" draw:layer="layout" svg:width="4.139cm" svg:height="2.838cm" svg:x="29.775cm" svg:y="62.7cm">
          <draw:text-box>
            <text:p>no</text:p>
          </draw:text-box>
        </draw:frame>
        <draw:frame draw:style-name="gr12" draw:layer="layout" svg:width="2.164cm" svg:height="2.037cm" svg:x="9.172cm" svg:y="12.841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 L</meta:initial-creator>
    <meta:creation-date>2012-01-15T12:06:41.77</meta:creation-date>
    <dc:date>2012-01-15T20:35:32.15</dc:date>
    <dc:creator>F L</dc:creator>
    <meta:editing-duration>PT1H55M27S</meta:editing-duration>
    <meta:editing-cycles>16</meta:editing-cycles>
    <meta:generator>OpenOffice.org/3.3$Win32 OpenOffice.org_project/330m20$Build-9567</meta:generator>
    <meta:document-statistic meta:object-count="152"/>
  </office:meta>
</office:document-meta>
</file>